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lowchart">
      <style:graphic-properties draw:fill="solid" draw:fill-color="#e6e6ff"/>
    </style:style>
    <style:style style:name="gr2" style:family="graphic" style:parent-style-name="flowchart">
      <style:graphic-properties draw:fill="solid" draw:fill-color="#e6e6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4" draw:id="id4" draw:layer="layout" svg:width="5.08cm" svg:height="1.27cm" svg:x="8.92cm" svg:y="6.715cm">
          <text:p>Find help policy choices mad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xml:id="id11" draw:id="id11" draw:layer="layout" svg:width="4.445cm" svg:height="1.27cm" svg:x="7.685cm" svg:y="12.23cm">
          <text:p>Measure mastery of each KC for each 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xml:id="id3" draw:id="id3" draw:layer="layout" svg:width="2.875cm" svg:height="1.27cm" svg:x="3.975cm" svg:y="13.97cm">
          <text:p>Student log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xml:id="id6" draw:id="id6" draw:layer="layout" svg:width="4.445cm" svg:height="1.27cm" svg:x="9.255cm" svg:y="4.81cm">
          <text:p>Select help-giving policies to be vari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xml:id="id9" draw:id="id9" draw:layer="layout" svg:width="3.175cm" svg:height="1.27cm" svg:x="2.27cm" svg:y="4.81cm">
          <text:p>Theories of help giv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xml:id="id1" draw:id="id1" draw:layer="layout" svg:width="3.675cm" svg:height="1.57cm" svg:x="12.9cm" svg:y="12.13cm">
          <text:p>Find optimum help-giving policy as function of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xml:id="id5" draw:id="id5" draw:layer="layout" svg:width="4.445cm" svg:height="1.27cm" svg:x="9.255cm" svg:y="10.425cm">
          <text:p>Find student stat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xml:id="id7" draw:id="id7" draw:layer="layout" svg:width="4.68cm" svg:height="1.27cm" svg:x="9.155cm" svg:y="8.42cm">
          <text:p>Select features to determine student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xml:id="id10" draw:id="id10" draw:layer="layout" svg:width="2.54cm" svg:height="1.27cm" svg:x="2.27cm" svg:y="7.985cm">
          <text:p>Theories of lear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xml:id="id2" draw:id="id2" draw:layer="layout" svg:width="3.81cm" svg:height="1.27cm" svg:x="8.655cm" svg:y="13.97cm">
          <text:p>Use help-giving policy on stud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layer="layout" svg:x1="14.738cm" svg:y1="13.7cm" svg:x2="12.465cm" svg:y2="14.605cm" draw:start-shape="id1" draw:start-glue-point="6" draw:end-shape="id2" draw:end-glue-point="7" svg:d="m14738 13700v905h-2273">
          <text:p/>
        </draw:connector>
        <draw:connector draw:style-name="gr2" draw:layer="layout" svg:x1="8.655cm" svg:y1="14.605cm" svg:x2="6.85cm" svg:y2="14.605cm" draw:start-shape="id2" draw:start-glue-point="5" draw:end-shape="id3" draw:end-glue-point="1" svg:d="m8655 14605h-1805">
          <text:p/>
        </draw:connector>
        <draw:connector draw:style-name="gr2" draw:layer="layout" svg:x1="14cm" svg:y1="7.35cm" svg:x2="14.738cm" svg:y2="12.13cm" draw:start-shape="id4" draw:start-glue-point="7" draw:end-shape="id1" draw:end-glue-point="4" svg:d="m14000 7350h738v4780">
          <text:p/>
        </draw:connector>
        <draw:connector draw:style-name="gr2" draw:layer="layout" svg:x1="13.7cm" svg:y1="11.06cm" svg:x2="14.738cm" svg:y2="12.13cm" draw:start-shape="id5" draw:start-glue-point="7" draw:end-shape="id1" draw:end-glue-point="4" svg:d="m13700 11060h1038v1070">
          <text:p/>
        </draw:connector>
        <draw:connector draw:style-name="gr2" draw:layer="layout" svg:x1="11.478cm" svg:y1="6.08cm" svg:x2="11.46cm" svg:y2="6.715cm" draw:start-shape="id6" draw:start-glue-point="6" draw:end-shape="id4" draw:end-glue-point="4" svg:d="m11478 6080v318h-18v317">
          <text:p/>
        </draw:connector>
        <draw:connector draw:style-name="gr2" draw:layer="layout" svg:x1="11.495cm" svg:y1="9.69cm" svg:x2="11.478cm" svg:y2="10.425cm" draw:start-shape="id7" draw:start-glue-point="6" draw:end-shape="id5" draw:end-glue-point="4" svg:d="m11495 9690v368h-17v367">
          <text:p/>
        </draw:connector>
        <draw:connector draw:style-name="gr2" draw:layer="layout" svg:x1="5.445cm" svg:y1="11.63cm" svg:x2="9.255cm" svg:y2="11.06cm" draw:start-shape="id8" draw:start-glue-point="4" draw:end-shape="id5" draw:end-glue-point="5" svg:d="m5445 11630v-570h3810">
          <text:p/>
        </draw:connector>
        <draw:connector draw:style-name="gr2" draw:layer="layout" svg:x1="5.445cm" svg:y1="11.63cm" svg:x2="8.92cm" svg:y2="7.35cm" draw:start-shape="id8" draw:start-glue-point="4" draw:end-shape="id4" draw:end-glue-point="5" svg:d="m5445 11630v-4280h3475">
          <text:p/>
        </draw:connector>
        <draw:connector draw:style-name="gr2" draw:layer="layout" svg:x1="5.445cm" svg:y1="5.445cm" svg:x2="9.255cm" svg:y2="5.445cm" draw:start-shape="id9" draw:start-glue-point="7" draw:end-shape="id6" draw:end-glue-point="5" svg:d="m5445 5445h3810">
          <text:p/>
        </draw:connector>
        <draw:connector draw:style-name="gr2" draw:layer="layout" svg:x1="4.81cm" svg:y1="8.62cm" svg:x2="9.155cm" svg:y2="9.055cm" draw:start-shape="id10" draw:start-glue-point="7" draw:end-shape="id7" draw:end-glue-point="5" svg:d="m4810 8620h2173v435h2172">
          <text:p/>
        </draw:connector>
        <draw:connector draw:style-name="gr2" draw:layer="layout" svg:x1="12.13cm" svg:y1="12.865cm" svg:x2="12.9cm" svg:y2="12.915cm" draw:start-shape="id11" draw:start-glue-point="7" draw:end-shape="id1" draw:end-glue-point="5" svg:d="m12130 12865h385v50h385">
          <text:p/>
        </draw:connector>
        <draw:custom-shape draw:style-name="gr1" xml:id="id8" draw:id="id8" draw:layer="layout" svg:width="2.54cm" svg:height="1.27cm" svg:x="4.175cm" svg:y="11.63cm">
          <text:p>Extract transac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layer="layout" svg:x1="6.715cm" svg:y1="12.265cm" svg:x2="7.685cm" svg:y2="12.865cm" draw:start-shape="id8" draw:start-glue-point="7" draw:end-shape="id11" draw:end-glue-point="5" svg:d="m6715 12265h485v600h485">
          <text:p/>
        </draw:connector>
        <draw:connector draw:style-name="gr2" draw:layer="layout" svg:x1="5.413cm" svg:y1="13.97cm" svg:x2="5.445cm" svg:y2="12.9cm" draw:start-shape="id3" draw:start-glue-point="4" draw:end-shape="id8" draw:end-glue-point="2" svg:d="m5413 13970v-534h32v-5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cccc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cccccc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22T10:24:29</meta:creation-date>
    <dc:date>2012-07-09T12:46:19</dc:date>
    <meta:editing-duration>P2DT14H54M59S</meta:editing-duration>
    <meta:editing-cycles>10</meta:editing-cycles>
    <meta:generator>OpenOffice.org/3.3$Unix OpenOffice.org_project/330m20$Build-9567</meta:generator>
    <dc:creator>Brett van de Sande</dc:creator>
    <meta:document-statistic meta:object-count="24"/>
  </office:meta>
</office:document-meta>
</file>